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variant="normal" fo:text-transform="none" style:font-name="Times New Roman1" fo:font-size="12pt" fo:font-style="normal" fo:font-weight="normal" officeooo:rsid="00844217" officeooo:paragraph-rsid="001044a8" style:font-size-asian="12pt" style:font-size-complex="12pt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font-name="Times New Roman1" fo:font-size="14pt" fo:font-style="normal" fo:font-weight="normal" officeooo:paragraph-rsid="001044a8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font-size="14pt" fo:font-style="normal" fo:font-weight="normal" officeooo:paragraph-rsid="001044a8" style:font-size-asian="14pt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4pt" fo:font-style="normal" fo:font-weight="normal" officeooo:paragraph-rsid="001044a8" style:font-size-asian="14pt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4pt" fo:font-style="normal" fo:font-weight="normal" officeooo:rsid="00efce1b" officeooo:paragraph-rsid="001044a8" style:font-size-asian="14pt" style:font-size-complex="14pt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4pt" fo:font-style="normal" fo:font-weight="normal" officeooo:rsid="00b4ab0a" officeooo:paragraph-rsid="001044a8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2pt" fo:font-style="normal" fo:font-weight="normal" officeooo:paragraph-rsid="001044a8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fo:font-variant="normal" fo:text-transform="none" style:font-name="Times New Roman" fo:font-size="12pt" fo:font-style="normal" fo:font-weight="normal" officeooo:paragraph-rsid="001044a8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.499cm" loext:contextual-spacing="false" fo:text-align="justify" style:justify-single-word="false" fo:text-indent="1.249cm" style:auto-text-indent="false"/>
      <style:text-properties fo:font-variant="normal" fo:text-transform="none" style:font-name="Times New Roman1" fo:font-size="14pt" fo:font-style="normal" fo:font-weight="normal" officeooo:paragraph-rsid="001044a8" style:font-size-asian="14pt" style:font-size-complex="14pt"/>
    </style:style>
    <style:style style:name="P10" style:family="paragraph" style:parent-style-name="Quotations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variant="normal" fo:text-transform="none" style:font-name="Times New Roman" fo:font-size="12pt" fo:language="pt" fo:country="BR" fo:font-style="normal" fo:font-weight="normal" officeooo:rsid="001da5a0" officeooo:paragraph-rsid="001044a8" style:font-size-asian="12pt" style:font-size-complex="12pt"/>
    </style:style>
    <style:style style:name="P11" style:family="paragraph" style:parent-style-name="Quotations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ed1c24" style:font-name="Times New Roman" fo:font-size="14pt" fo:language="pt" fo:country="BR" fo:font-style="normal" style:text-underline-style="solid" style:text-underline-width="auto" style:text-underline-color="font-color" fo:font-weight="bold" officeooo:rsid="00453cbb" officeooo:paragraph-rsid="001044a8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variant="normal" fo:text-transform="none" style:font-name="Times New Roman" fo:font-size="12pt" fo:font-style="normal" fo:font-weight="normal" officeooo:paragraph-rsid="001044a8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font-variant="normal" fo:text-transform="none" fo:font-size="14pt" fo:font-style="normal" fo:font-weight="normal" officeooo:rsid="005ca163" officeooo:paragraph-rsid="001044a8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font-variant="normal" fo:text-transform="none" style:font-name="Times New Roman1" fo:font-size="14pt" fo:font-style="normal" fo:font-weight="normal" officeooo:paragraph-rsid="001044a8" style:font-size-asian="14pt" style:font-size-complex="14pt"/>
    </style:style>
    <style:style style:name="P15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transparent"/>
      <style:text-properties fo:font-variant="normal" fo:text-transform="none" style:font-name="Times New Roman1" fo:font-size="12pt" fo:font-style="normal" fo:font-weight="normal" officeooo:rsid="0089eacc" officeooo:paragraph-rsid="001044a8" style:font-size-asian="12pt" style:font-size-complex="12pt"/>
    </style:style>
    <style:style style:name="P16" style:family="paragraph" style:parent-style-name="Text_20_body" style:master-page-name="">
      <style:paragraph-properties fo:margin-left="0cm" fo:margin-right="0cm" fo:margin-top="0cm" fo:margin-bottom="0cm" loext:contextual-spacing="false" fo:text-align="justify" style:justify-single-word="false" fo:text-indent="1.249cm" style:auto-text-indent="false" style:page-number="auto" fo:break-before="auto" fo:break-after="auto"/>
      <style:text-properties fo:font-variant="normal" fo:text-transform="none" fo:font-size="14pt" fo:font-style="normal" fo:font-weight="normal" officeooo:rsid="005ca163" officeooo:paragraph-rsid="001044a8" style:font-size-asian="14pt" style:font-size-complex="14pt"/>
    </style:style>
    <style:style style:name="P17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2pt" fo:font-style="normal" fo:font-weight="normal" officeooo:paragraph-rsid="001044a8" style:font-size-asian="12pt" style:font-size-complex="12pt"/>
    </style:style>
    <style:style style:name="P18" style:family="paragraph" style:parent-style-name="Text_20_body">
      <loext:graphic-properties draw:fill="none" draw:fill-color="#ffffff"/>
      <style:paragraph-properties fo:margin-left="2.499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fo:font-variant="normal" fo:text-transform="none" style:font-name="Times New Roman1" fo:font-size="12pt" fo:font-style="normal" fo:font-weight="normal" officeooo:rsid="005ca163" officeooo:paragraph-rsid="001044a8" style:font-size-asian="12pt" style:font-size-complex="12pt"/>
    </style:style>
    <style:style style:name="T1" style:family="text">
      <style:text-properties fo:font-size="14pt" fo:font-style="normal" style:font-size-asian="14pt" style:font-size-complex="14pt"/>
    </style:style>
    <style:style style:name="T2" style:family="text">
      <style:text-properties fo:font-size="14pt" fo:font-style="normal" officeooo:rsid="008aaf4b" style:font-size-asian="14pt" style:font-size-complex="14pt"/>
    </style:style>
    <style:style style:name="T3" style:family="text">
      <style:text-properties fo:font-size="14pt" fo:font-style="normal" officeooo:rsid="00f2dcc2" style:font-size-asian="14pt" style:font-size-complex="14pt"/>
    </style:style>
    <style:style style:name="T4" style:family="text">
      <style:text-properties fo:font-size="14pt" fo:font-style="normal" officeooo:rsid="00ad08a8" style:font-size-asian="14pt" style:font-size-complex="14pt"/>
    </style:style>
    <style:style style:name="T5" style:family="text">
      <style:text-properties fo:font-size="14pt" fo:font-style="normal" officeooo:rsid="00a30eb1" style:font-size-asian="14pt" style:font-size-complex="14pt"/>
    </style:style>
    <style:style style:name="T6" style:family="text">
      <style:text-properties fo:font-size="14pt" fo:font-style="normal" officeooo:rsid="003efebc" style:font-size-asian="14pt" style:font-size-complex="14pt"/>
    </style:style>
    <style:style style:name="T7" style:family="text">
      <style:text-properties fo:font-size="14pt" fo:font-style="normal" officeooo:rsid="00b12374" style:font-size-asian="14pt" style:font-size-complex="14pt"/>
    </style:style>
    <style:style style:name="T8" style:family="text">
      <style:text-properties fo:font-size="14pt" fo:font-style="normal" officeooo:rsid="00ee3104" style:font-size-asian="14pt" style:font-size-complex="14pt"/>
    </style:style>
    <style:style style:name="T9" style:family="text">
      <style:text-properties fo:font-size="14pt" fo:font-style="normal" officeooo:rsid="003f8564" style:font-size-asian="14pt" style:font-size-complex="14pt"/>
    </style:style>
    <style:style style:name="T10" style:family="text">
      <style:text-properties fo:font-size="14pt" fo:font-style="normal" officeooo:rsid="009f5efd" style:font-size-asian="14pt" style:font-size-complex="14pt"/>
    </style:style>
    <style:style style:name="T11" style:family="text">
      <style:text-properties fo:font-size="14pt" fo:font-style="normal" officeooo:rsid="006c240d" style:font-size-asian="14pt" style:font-size-complex="14pt"/>
    </style:style>
    <style:style style:name="T12" style:family="text">
      <style:text-properties fo:font-size="14pt" fo:font-style="normal" officeooo:rsid="00b2e611" style:font-size-asian="14pt" style:font-size-complex="14pt"/>
    </style:style>
    <style:style style:name="T13" style:family="text">
      <style:text-properties fo:font-size="14pt" fo:font-style="normal" officeooo:rsid="00efce1b" style:font-size-asian="14pt" style:font-size-complex="14pt"/>
    </style:style>
    <style:style style:name="T14" style:family="text">
      <style:text-properties fo:font-size="14pt" fo:font-style="normal" officeooo:rsid="00a0b9f8" style:font-size-asian="14pt" style:font-size-complex="14pt"/>
    </style:style>
    <style:style style:name="T15" style:family="text">
      <style:text-properties fo:font-size="14pt" fo:font-style="normal" officeooo:rsid="008923fb" style:font-size-asian="14pt" style:font-size-complex="14pt"/>
    </style:style>
    <style:style style:name="T16" style:family="text">
      <style:text-properties fo:font-size="14pt" fo:font-style="normal" officeooo:rsid="00b4994d" style:font-size-asian="14pt" style:font-size-complex="14pt"/>
    </style:style>
    <style:style style:name="T17" style:family="text">
      <style:text-properties fo:font-size="14pt" fo:font-style="normal" officeooo:rsid="00f1d8c8" style:font-size-asian="14pt" style:font-size-complex="14pt"/>
    </style:style>
    <style:style style:name="T18" style:family="text">
      <style:text-properties fo:font-size="14pt" fo:font-style="normal" officeooo:rsid="00efde87" style:font-size-asian="14pt" style:font-size-complex="14pt"/>
    </style:style>
    <style:style style:name="T19" style:family="text">
      <style:text-properties fo:font-size="14pt" fo:font-style="normal" officeooo:rsid="00676bf6" style:font-size-asian="14pt" style:font-size-complex="14pt"/>
    </style:style>
    <style:style style:name="T20" style:family="text">
      <style:text-properties fo:font-size="14pt" fo:font-style="normal" officeooo:rsid="00606329" fo:background-color="transparent" loext:char-shading-value="0" style:font-size-asian="14pt" style:font-size-complex="14pt"/>
    </style:style>
    <style:style style:name="T21" style:family="text">
      <style:text-properties fo:font-size="14pt" fo:font-style="normal" officeooo:rsid="006c240d" fo:background-color="transparent" loext:char-shading-value="0" style:font-size-asian="14pt" style:font-size-complex="14pt"/>
    </style:style>
    <style:style style:name="T22" style:family="text">
      <style:text-properties fo:font-size="14pt" fo:font-style="normal" officeooo:rsid="00efce1b" fo:background-color="transparent" loext:char-shading-value="0" style:font-size-asian="14pt" style:font-size-complex="14pt"/>
    </style:style>
    <style:style style:name="T23" style:family="text">
      <style:text-properties fo:font-size="14pt" fo:font-style="normal" officeooo:rsid="00b68851" fo:background-color="transparent" loext:char-shading-value="0" style:font-size-asian="14pt" style:font-size-complex="14pt"/>
    </style:style>
    <style:style style:name="T24" style:family="text">
      <style:text-properties fo:font-size="14pt" fo:font-style="normal" officeooo:rsid="00676bf6" fo:background-color="transparent" loext:char-shading-value="0" style:font-size-asian="14pt" style:font-size-complex="14pt"/>
    </style:style>
    <style:style style:name="T25" style:family="text">
      <style:text-properties fo:font-size="14pt" fo:font-style="normal" officeooo:rsid="0060e152" fo:background-color="transparent" loext:char-shading-value="0" style:font-size-asian="14pt" style:font-size-complex="14pt"/>
    </style:style>
    <style:style style:name="T26" style:family="text">
      <style:text-properties fo:font-size="14pt" fo:font-style="normal" officeooo:rsid="00f1d8c8" fo:background-color="transparent" loext:char-shading-value="0" style:font-size-asian="14pt" style:font-size-complex="14pt"/>
    </style:style>
    <style:style style:name="T27" style:family="text">
      <style:text-properties fo:font-size="14pt" fo:font-style="normal" officeooo:rsid="006fc878" fo:background-color="transparent" loext:char-shading-value="0" style:font-size-asian="14pt" style:font-size-complex="14pt"/>
    </style:style>
    <style:style style:name="T28" style:family="text">
      <style:text-properties fo:font-size="14pt" fo:font-style="normal" officeooo:rsid="0044f0e0" fo:background-color="transparent" loext:char-shading-value="0" style:font-size-asian="14pt" style:font-size-complex="14pt"/>
    </style:style>
    <style:style style:name="T29" style:family="text">
      <style:text-properties fo:font-size="14pt" fo:font-style="normal" officeooo:rsid="00b5a670" fo:background-color="transparent" loext:char-shading-value="0" style:font-size-asian="14pt" style:font-size-complex="14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officeooo:rsid="00844217" style:font-size-asian="14pt" style:font-size-complex="14pt"/>
    </style:style>
    <style:style style:name="T32" style:family="text">
      <style:text-properties fo:font-size="14pt" officeooo:rsid="00efde87" style:font-size-asian="14pt" style:font-size-complex="14pt"/>
    </style:style>
    <style:style style:name="T33" style:family="text">
      <style:text-properties fo:font-size="14pt" officeooo:rsid="00c8dc19" style:font-size-asian="14pt" style:font-size-complex="14pt"/>
    </style:style>
    <style:style style:name="T34" style:family="text">
      <style:text-properties fo:font-size="14pt" officeooo:rsid="00b4ab0a" style:font-size-asian="14pt" style:font-size-complex="14pt"/>
    </style:style>
    <style:style style:name="T35" style:family="text">
      <style:text-properties fo:font-size="14pt" officeooo:rsid="0089eacc" style:font-size-asian="14pt" style:font-size-complex="14pt"/>
    </style:style>
    <style:style style:name="T36" style:family="text">
      <style:text-properties fo:font-size="14pt" officeooo:rsid="00a2856e" style:font-size-asian="14pt" style:font-size-complex="14pt"/>
    </style:style>
    <style:style style:name="T37" style:family="text">
      <style:text-properties fo:font-size="14pt" officeooo:rsid="00676bf6" style:font-size-asian="14pt" style:font-size-complex="14pt"/>
    </style:style>
    <style:style style:name="T38" style:family="text">
      <style:text-properties fo:font-size="14pt" officeooo:rsid="00f1d8c8" style:font-size-asian="14pt" style:font-size-complex="14pt"/>
    </style:style>
    <style:style style:name="T39" style:family="text">
      <style:text-properties fo:font-size="14pt" officeooo:rsid="008aaf4b" style:font-size-asian="14pt" style:font-size-complex="14pt"/>
    </style:style>
    <style:style style:name="T40" style:family="text">
      <style:text-properties fo:font-size="14pt" officeooo:rsid="00606329" fo:background-color="transparent" loext:char-shading-value="0" style:font-size-asian="14pt" style:font-size-complex="14pt"/>
    </style:style>
    <style:style style:name="T41" style:family="text">
      <style:text-properties fo:font-size="14pt" officeooo:rsid="00676bf6" fo:background-color="transparent" loext:char-shading-value="0" style:font-size-asian="14pt" style:font-size-complex="14pt"/>
    </style:style>
    <style:style style:name="T42" style:family="text">
      <style:text-properties fo:font-size="14pt" officeooo:rsid="0060e152" fo:background-color="transparent" loext:char-shading-value="0" style:font-size-asian="14pt" style:font-size-complex="14pt"/>
    </style:style>
    <style:style style:name="T43" style:family="text">
      <style:text-properties fo:font-size="14pt" officeooo:rsid="00f1d8c8" fo:background-color="transparent" loext:char-shading-value="0" style:font-size-asian="14pt" style:font-size-complex="14pt"/>
    </style:style>
    <style:style style:name="T44" style:family="text">
      <style:text-properties fo:font-size="14pt" officeooo:rsid="006fc878" fo:background-color="transparent" loext:char-shading-value="0" style:font-size-asian="14pt" style:font-size-complex="14pt"/>
    </style:style>
    <style:style style:name="T45" style:family="text">
      <style:text-properties fo:font-size="14pt" officeooo:rsid="00686daf" fo:background-color="transparent" loext:char-shading-value="0" style:font-size-asian="14pt" style:font-size-complex="14pt"/>
    </style:style>
    <style:style style:name="T46" style:family="text">
      <style:text-properties fo:font-size="14pt" officeooo:rsid="0044f0e0" fo:background-color="transparent" loext:char-shading-value="0" style:font-size-asian="14pt" style:font-size-complex="14pt"/>
    </style:style>
    <style:style style:name="T47" style:family="text">
      <style:text-properties fo:font-size="14pt" officeooo:rsid="00b5a670" fo:background-color="transparent" loext:char-shading-value="0" style:font-size-asian="14pt" style:font-size-complex="14pt"/>
    </style:style>
    <style:style style:name="T48" style:family="text">
      <style:text-properties fo:font-size="14pt" officeooo:rsid="00a2856e" fo:background-color="transparent" loext:char-shading-value="0" style:font-size-asian="14pt" style:font-size-complex="14pt"/>
    </style:style>
    <style:style style:name="T49" style:family="text">
      <style:text-properties officeooo:rsid="00830b6c"/>
    </style:style>
    <style:style style:name="T50" style:family="text">
      <style:text-properties officeooo:rsid="009f5efd"/>
    </style:style>
    <style:style style:name="T51" style:family="text">
      <style:text-properties officeooo:rsid="00efce1b"/>
    </style:style>
    <style:style style:name="T52" style:family="text">
      <style:text-properties officeooo:rsid="008923fb"/>
    </style:style>
    <style:style style:name="T53" style:family="text">
      <style:text-properties officeooo:rsid="00efde87"/>
    </style:style>
    <style:style style:name="T54" style:family="text">
      <style:text-properties officeooo:rsid="00069375"/>
    </style:style>
    <style:style style:name="T55" style:family="text">
      <style:text-properties fo:language="pt" fo:country="BR" officeooo:rsid="001d6a87"/>
    </style:style>
    <style:style style:name="T56" style:family="text">
      <style:text-properties fo:language="pt" fo:country="BR" fo:font-weight="normal" officeooo:rsid="001d6a87"/>
    </style:style>
    <style:style style:name="T57" style:family="text">
      <style:text-properties style:font-name="Times New Roman1" fo:language="pt" fo:country="BR" officeooo:rsid="001d6a87"/>
    </style:style>
    <style:style style:name="T58" style:family="text">
      <style:text-properties style:font-name="Times New Roman1" fo:language="pt" fo:country="BR" fo:font-weight="normal" officeooo:rsid="001d6a87"/>
    </style:style>
    <style:style style:name="T59" style:family="text">
      <style:text-properties style:font-name="Times New Roman1" fo:font-size="14pt" style:font-size-asian="14pt" style:font-size-complex="14pt"/>
    </style:style>
    <style:style style:name="T60" style:family="text">
      <style:text-properties style:font-name="Times New Roman1" fo:font-size="14pt" officeooo:rsid="00f1d8c8" style:font-size-asian="14pt" style:font-size-complex="14pt"/>
    </style:style>
    <style:style style:name="T61" style:family="text">
      <style:text-properties style:font-name="Times New Roman1" fo:font-size="14pt" officeooo:rsid="0044f0e0" style:font-size-asian="14pt" style:font-size-complex="14pt"/>
    </style:style>
    <style:style style:name="T62" style:family="text">
      <style:text-properties style:font-name="Times New Roman1" fo:font-size="14pt" officeooo:rsid="00a30eb1" style:font-size-asian="14pt" style:font-size-complex="14pt"/>
    </style:style>
    <style:style style:name="T63" style:family="text">
      <style:text-properties style:font-name="Times New Roman1" fo:font-size="14pt" fo:font-style="normal" officeooo:rsid="003efebc" style:font-size-asian="14pt" style:font-size-complex="14pt"/>
    </style:style>
    <style:style style:name="T64" style:family="text">
      <style:text-properties style:font-name="Times New Roman1" fo:font-size="14pt" fo:font-style="normal" officeooo:rsid="00b12374" style:font-size-asian="14pt" style:font-size-complex="14pt"/>
    </style:style>
    <style:style style:name="T65" style:family="text">
      <style:text-properties style:font-name="Times New Roman1" fo:font-size="14pt" fo:font-style="normal" officeooo:rsid="00b4ab0a" style:font-size-asian="14pt" style:font-size-complex="14pt"/>
    </style:style>
    <style:style style:name="T66" style:family="text">
      <style:text-properties style:font-name="Times New Roman1" fo:font-size="14pt" fo:font-style="normal" officeooo:rsid="00efde87" style:font-size-asian="14pt" style:font-size-complex="14pt"/>
    </style:style>
    <style:style style:name="T67" style:family="text">
      <style:text-properties style:font-name="Times New Roman1" fo:font-size="14pt" fo:font-style="normal" officeooo:rsid="006c240d" style:font-size-asian="14pt" style:font-size-complex="14pt"/>
    </style:style>
    <style:style style:name="T68" style:family="text">
      <style:text-properties style:font-name="Times New Roman1" fo:font-size="14pt" fo:font-style="normal" officeooo:rsid="00f1d8c8" style:font-size-asian="14pt" style:font-size-complex="14pt"/>
    </style:style>
    <style:style style:name="T69" style:family="text">
      <style:text-properties style:font-name="Times New Roman1" fo:font-size="14pt" fo:font-style="normal" officeooo:rsid="00f2dcc2" style:font-size-asian="14pt" style:font-size-complex="14pt"/>
    </style:style>
    <style:style style:name="T70" style:family="text">
      <style:text-properties style:font-name="Times New Roman1" fo:font-size="14pt" fo:font-style="normal" officeooo:rsid="00b4994d" style:font-size-asian="14pt" style:font-size-complex="14pt"/>
    </style:style>
    <style:style style:name="T71" style:family="text">
      <style:text-properties style:font-name="Times New Roman1" fo:font-size="14pt" fo:language="pt" fo:country="BR" fo:font-style="normal" officeooo:rsid="00efce1b" fo:background-color="transparent" loext:char-shading-value="0" style:font-size-asian="14pt" style:font-size-complex="14pt"/>
    </style:style>
    <style:style style:name="T72" style:family="text">
      <style:text-properties officeooo:rsid="005d1564"/>
    </style:style>
    <style:style style:name="T73" style:family="text">
      <style:text-properties fo:font-weight="bold" officeooo:rsid="005d1564" style:font-weight-asian="bold" style:font-weight-complex="bold"/>
    </style:style>
    <style:style style:name="T74" style:family="text">
      <style:text-properties officeooo:rsid="0089eacc"/>
    </style:style>
    <style:style style:name="T75" style:family="text">
      <style:text-properties officeooo:rsid="00f1d8c8"/>
    </style:style>
    <style:style style:name="T76" style:family="text">
      <style:text-properties officeooo:rsid="0085ff0a"/>
    </style:style>
    <style:style style:name="T77" style:family="text">
      <style:text-properties style:font-name="Times New Roman" fo:font-size="14pt" fo:language="pt" fo:country="BR" officeooo:rsid="001da5a0" style:font-size-asian="14pt" style:font-size-complex="14pt"/>
    </style:style>
    <style:style style:name="T78" style:family="text">
      <style:text-properties style:font-name="Times New Roman" fo:font-size="14pt" fo:language="pt" fo:country="BR" officeooo:rsid="001d6a87" style:font-size-asian="14pt" style:font-size-complex="14pt"/>
    </style:style>
    <style:style style:name="T79" style:family="text">
      <style:text-properties style:font-name="Times New Roman" fo:font-size="14pt" fo:language="pt" fo:country="BR" officeooo:rsid="003efebc" style:font-size-asian="14pt" style:font-size-complex="14pt"/>
    </style:style>
    <style:style style:name="T80" style:family="text">
      <style:text-properties style:font-name="Times New Roman" fo:font-size="14pt" fo:language="pt" fo:country="BR" officeooo:rsid="0044f0e0" style:font-size-asian="14pt" style:font-size-complex="14pt"/>
    </style:style>
    <style:style style:name="T81" style:family="text">
      <style:text-properties officeooo:rsid="008aaf4b"/>
    </style:style>
    <style:style style:name="T82" style:family="text">
      <style:text-properties officeooo:rsid="00a4d373"/>
    </style:style>
    <style:style style:name="T83" style:family="text">
      <style:text-properties officeooo:rsid="001044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NIFICAÇÃO – <text:span text:style-name="T81">EXTINÇÃO DE 3 PROCESSOs - </text:span>PRESCRIÇÃO DE UM PROCESSO – CONTINUAÇÃO D<text:span text:style-name="T81">OS</text:span> OUTRO<text:span text:style-name="T83">S</text:span> – <text:span text:style-name="T82">(6 PROCESSOS)</text:span></text:p>
      <text:p text:style-name="P4">Vistos etc.</text:p>
      <text:p text:style-name="P4">Tratam os autos de processo de execução de pena unificada <text:span text:style-name="T49">de 15 (quinze) anos, 09 (nove) meses e 10 (dez) dias de reclusão</text:span>, <text:span text:style-name="T50">em regime fechado</text:span>.</text:p>
      <text:p text:style-name="P1"><text:span text:style-name="Emphasis"><text:span text:style-name="T1">A sentença condenatória </text:span></text:span><text:span text:style-name="Emphasis"><text:span text:style-name="T6">d</text:span></text:span><text:span text:style-name="Emphasis"><text:span text:style-name="T7">a ação penal </text:span></text:span><text:span text:style-name="Emphasis"><text:span text:style-name="T6">nº 0013635-82.2001.8.20.0001</text:span></text:span><text:span text:style-name="Emphasis"><text:span text:style-name="T7"> (evento 1.</text:span></text:span><text:span text:style-name="Emphasis"><text:span text:style-name="T8">1</text:span></text:span><text:span text:style-name="Emphasis"><text:span text:style-name="T7">)</text:span></text:span><text:span text:style-name="Emphasis"><text:span text:style-name="T1"> data de </text:span></text:span><text:span text:style-name="Emphasis"><text:span text:style-name="T8">06/03/2003</text:span></text:span><text:span text:style-name="Emphasis"><text:span text:style-name="T9">,</text:span></text:span><text:span text:style-name="Emphasis"><text:span text:style-name="T1"> transitada em julgado para ambas as partes em </text:span></text:span><text:span text:style-name="Emphasis"><text:span text:style-name="T8">13/06/2003</text:span></text:span><text:span text:style-name="Emphasis"><text:span text:style-name="T10">, p</text:span></text:span><text:span text:style-name="Emphasis"><text:span text:style-name="T8">or</text:span></text:span><text:span text:style-name="Emphasis"><text:span text:style-name="T10"> delito de furto</text:span></text:span><text:span text:style-name="Emphasis"><text:span text:style-name="T11">; a sentença d</text:span></text:span><text:span text:style-name="Emphasis"><text:span text:style-name="T12">a ação penal </text:span></text:span><text:span text:style-name="Emphasis"><text:span text:style-name="T11">nº 0002624-22.2002.8.20.000</text:span></text:span><text:span text:style-name="Emphasis"><text:span text:style-name="T12"> (evento 1.</text:span></text:span><text:span text:style-name="Emphasis"><text:span text:style-name="T13">2</text:span></text:span><text:span text:style-name="Emphasis"><text:span text:style-name="T12">)</text:span></text:span><text:span text:style-name="Emphasis"><text:span text:style-name="T11"> foi prolatada em </text:span></text:span><text:span text:style-name="Emphasis"><text:span text:style-name="T13">23/07/2003</text:span></text:span><text:span text:style-name="Emphasis"><text:span text:style-name="T11">, tendo transitado em julgado para ambas as partes em </text:span></text:span><text:span text:style-name="Emphasis"><text:span text:style-name="T13">25/08/2003</text:span></text:span><text:span text:style-name="Emphasis"><text:span text:style-name="T10">, </text:span></text:span><text:span text:style-name="Emphasis"><text:span text:style-name="T12">condenad</text:span></text:span><text:span text:style-name="Emphasis"><text:span text:style-name="T13">o o apenado</text:span></text:span><text:span text:style-name="Emphasis"><text:span text:style-name="T12"> </text:span></text:span><text:span text:style-name="Emphasis"><text:span text:style-name="T14">por furto</text:span></text:span><text:span text:style-name="Emphasis"><text:span text:style-name="T15">; </text:span></text:span><text:span text:style-name="Emphasis"><text:span text:style-name="T11">a sentença d</text:span></text:span><text:span text:style-name="Emphasis"><text:span text:style-name="T12">a ação penal </text:span></text:span><text:span text:style-name="Emphasis"><text:span text:style-name="T11">nº 0000233-91.2002.8.20.0002</text:span></text:span><text:span text:style-name="Emphasis"><text:span text:style-name="T12"> (evento 1.</text:span></text:span><text:span text:style-name="Emphasis"><text:span text:style-name="T13">4</text:span></text:span><text:span text:style-name="Emphasis"><text:span text:style-name="T12">)</text:span></text:span><text:span text:style-name="Emphasis"><text:span text:style-name="T11"> foi prolatada em </text:span></text:span><text:span text:style-name="Emphasis"><text:span text:style-name="T13">30/06/2003</text:span></text:span><text:span text:style-name="Emphasis"><text:span text:style-name="T11">, tendo transitado em julgado para ambas as partes em </text:span></text:span><text:span text:style-name="Emphasis"><text:span text:style-name="T13">03/09/2003</text:span></text:span><text:span text:style-name="Emphasis"><text:span text:style-name="T14">, p</text:span></text:span><text:span text:style-name="Emphasis"><text:span text:style-name="T13">or crime</text:span></text:span><text:span text:style-name="Emphasis"><text:span text:style-name="T12"> de furto </text:span></text:span><text:span text:style-name="Emphasis"><text:span text:style-name="T13">qualificado</text:span></text:span><text:span text:style-name="Emphasis"><text:span text:style-name="T14">; enquanto que </text:span></text:span><text:span text:style-name="Emphasis"><text:span text:style-name="T11">a sentença d</text:span></text:span><text:span text:style-name="Emphasis"><text:span text:style-name="T12">a ação penal </text:span></text:span><text:span text:style-name="Emphasis"><text:span text:style-name="T11">nº 0000278-95.2002.8.20.0002</text:span></text:span><text:span text:style-name="Emphasis"><text:span text:style-name="T12"> (evento 1.</text:span></text:span><text:span text:style-name="Emphasis"><text:span text:style-name="T13">3</text:span></text:span><text:span text:style-name="Emphasis"><text:span text:style-name="T12">)</text:span></text:span><text:span text:style-name="Emphasis"><text:span text:style-name="T11"> foi prolatada em </text:span></text:span><text:span text:style-name="Emphasis"><text:span text:style-name="T13">25/09/2003</text:span></text:span><text:span text:style-name="Emphasis"><text:span text:style-name="T11">, tendo transitado em julgado para ambas as partes em </text:span></text:span><text:span text:style-name="Emphasis"><text:span text:style-name="T13">12/12/2003</text:span></text:span><text:span text:style-name="Emphasis"><text:span text:style-name="T10">, </text:span></text:span><text:span text:style-name="Emphasis"><text:span text:style-name="T12">por furto qualificado; </text:span></text:span><text:span text:style-name="Emphasis"><text:span text:style-name="T16">bem como</text:span></text:span><text:span text:style-name="Emphasis"><text:span text:style-name="T14"> que </text:span></text:span><text:span text:style-name="Emphasis"><text:span text:style-name="T11">a sentença d</text:span></text:span><text:span text:style-name="Emphasis"><text:span text:style-name="T12">a ação penal </text:span></text:span><text:span text:style-name="Emphasis"><text:span text:style-name="T11">nº </text:span></text:span><text:span text:style-name="Emphasis"><text:span text:style-name="T16">0000198-32.2005.8.20.0001</text:span></text:span><text:span text:style-name="Emphasis"><text:span text:style-name="T12"> (evento 1.</text:span></text:span><text:span text:style-name="Emphasis"><text:span text:style-name="T13">5</text:span></text:span><text:span text:style-name="Emphasis"><text:span text:style-name="T12">)</text:span></text:span><text:span text:style-name="Emphasis"><text:span text:style-name="T11"> foi prolatada em </text:span></text:span><text:span text:style-name="Emphasis"><text:span text:style-name="T13">19/09/2006</text:span></text:span><text:span text:style-name="Emphasis"><text:span text:style-name="T11">, tendo transitado em julgado para ambas as partes em </text:span></text:span><text:span text:style-name="Emphasis"><text:span text:style-name="T13">29/10/2007</text:span></text:span><text:span text:style-name="Emphasis"><text:span text:style-name="T10">, </text:span></text:span><text:span text:style-name="Emphasis"><text:span text:style-name="T16">p</text:span></text:span><text:span text:style-name="Emphasis"><text:span text:style-name="T13">or delito</text:span></text:span><text:span text:style-name="Emphasis"><text:span text:style-name="T12"> furto; </text:span></text:span><text:span text:style-name="Emphasis"><text:span text:style-name="T13">e a sentença da ação penal nº 0024221-37.2008.8.20.0001 </text:span></text:span><text:span text:style-name="Emphasis"><text:span text:style-name="T17">(evento 1.6)</text:span></text:span><text:span text:style-name="Emphasis"><text:span text:style-name="T13"> data de 19/12/2008, com trânsito em julgado em 03/02/2009, por crime de roubo</text:span></text:span><text:span text:style-name="Emphasis"><text:span text:style-name="T12">.</text:span></text:span></text:p>
      <text:p text:style-name="P4">Interveio o Ministério Público opinando pela extinção da punibilidade em face da prescrição executória (<text:span text:style-name="T51">11</text:span>.1).</text:p>
      <text:p text:style-name="P4">Certidão ao evento <text:span text:style-name="T51">8</text:span>.1 esclarecendo que não existem registros de novas prisões, conforme informações disponíveis no SEEU, SAJ-<text:span text:style-name="T52">PG</text:span>5 e BNMP 2.0.</text:p>
      <text:p text:style-name="P5">Ofício oriundo da COEAP/SEAP (evento 14.1) <text:span text:style-name="T53">aclarando que em 26/10/2010 o apenado fora inserido no regime semiaberto, por força de decisão de progressão de regime, não retornando ao cumprimento de pena, sendo considerado, então, foragido.</text:span></text:p>
      <text:p text:style-name="P4">Relatados.</text:p>
      <text:p text:style-name="P4">Prescrição penal é a perda do poder-dever de punir do Estado pelo não exercício da pretensão punitiva ou da pretensão executória durante certo lapso de tempo, sendo a primeira, que ocorre antes de transitar em julgado a sentença, regulada pelo art. 109 do Código Penal, e a outra, que tem seu prazo em curso após o trânsito em julgado da sentença condenatória,  disciplinada no art. 110 do mesmo estatuto.</text:p>
      <text:p text:style-name="P2"/>
      <text:p text:style-name="P3">Salient<text:span text:style-name="T54">o</text:span> que o trânsito em julgado a se considerar deve ser para ambas as partes, consoante entendimento do STF:</text:p>
      <text:p text:style-name="P8"><text:span text:style-name="T55">RECURSO ESPECIAL. PRERROGATIVA DE FORO. PRESCRIÇÃO. INOCORRÊNCIA. TERMO INICIAL. DEMAIS TESES RECURSAIS REJEITADAS. IMEDIATA EXECUÇÃO DA PENA. I. TERMO INICIAL DA PRETENSÃO EXECUTÓRIA. 1. </text:span><text:span text:style-name="Strong_20_Emphasis"><text:span text:style-name="T56">A prescrição da pretensão executória pressupõe a inércia do titular do direito de punir. </text:span></text:span><text:span text:style-name="T55">(...). 2. </text:span><text:span text:style-name="Strong_20_Emphasis"><text:span text:style-name="T56">O entendimento defensivo de que a prescrição da pretensão executória se inicia com o trânsito em julgado para a acusação viola o direito fundamental à inafastabilidade da jurisdição que pressupõe a existência de uma tutela jurisdicional efetiva, ou melhor, uma justiça efetiva. </text:span></text:span><text:span text:style-name="T55">(...) 4. Desse modo, </text:span><text:span text:style-name="Strong_20_Emphasis"><text:span text:style-name="T56">se não houve ainda o trânsito em julgado para ambas as partes, não há falar-se em prescrição da pretensão executória. </text:span></text:span><text:span text:style-name="T55">(...) (RE 696533, Relator (a): Min. LUIZ FUX, Relator (a) p/ Acórdão Min. ROBERTO BARROSO, </text:span><text:soft-page-break/><text:span text:style-name="T55">Primeira Turma, julgado em 06/02/2018, PROCESSO ELETRÔNICO DJe-041 DIVULG 02-03-2018 PUBLIC 05-03-2018)</text:span></text:p>
      <text:p text:style-name="P7"/>
      <text:p text:style-name="P9">Observo, que mesmo na hipótese de unificação de penas, a incidência da pretensão estatal para a execução deve ser feita isoladamente para cada crime. Nesse sentido é a jurisprudência do Superior Tribunal de Justiça:</text:p>
      <text:p text:style-name="P12"><text:span text:style-name="T57">HABEAS CORPUS. PROCESSO PENAL. FURTO E QUADRILHA. PRESCRIÇÃO DA PRETENSÃO EXECUTÓRIA. INOCORRÊNCIA. ANÁLISE QUE DEVE OCORRER PARA CADA DELITO PRATICADO ISOLADAMENTE.</text:span><text:span text:style-name="Strong_20_Emphasis"><text:span text:style-name="T58">1. A análise da pretensão da prescrição executória deve ser realizada para cada delito praticado isoladamente, inclusive, no caso de concurso de crimes</text:span></text:span><text:span text:style-name="T57">.2. O art. 109, do Código Penal, em seu inciso IV, prescreve o prazo prescricional de 08 (oito) anos tanto para o delito de furto quanto para o de quadrilha, em face da pena concretizada a cada um dos delitos ser superior a 02 (dois) anos e não exceder a 04 (quatro)anos. Ocorre que, na hipótese, aplica-se o art. 110, do Código Penal, pois a sentença condenatória reconheceu a reincidência do Paciente, incidindo, assim, o acréscimo de 1/3 no referido prazo,resultando no prazo prescricional de 10 (dez) anos e 08 (oito) meses.3. Considerando-se como último marco interruptivo da prescrição o dia da interrupção da execução da pena do Paciente, conforme dicção do art. 112, inciso II, do Código Penal, não se caracteriza a extinção da punibilidade pela prescrição da pretensão executória em relação ao crime de quadrilha, uma vez que não transcorreu o lapso temporal superior a 10 (dez) anos e 08 (oito) meses desde o último marco interruptivo.4. Caso se aplique, simultaneamente, o mesmo prazo de prescrição em ambas as penas, como pretende a Defesa, o decurso de tempo necessário à extinção da punibilidade seria desproporcional ao total de pena obtido do concurso de crimes.5. Habeas corpus denegado. (STJ, HC 92069 / RO HABEAS CORPUS 2007/0236368-6 . 2010)</text:span></text:p>
      <text:p text:style-name="P16">Ademais, enquanto não decorrido o prazo prescricional da primeira pretensão executória, a segunda pena terá sua execução suspensa durante esse lapso. Nessa linha, o STJ:</text:p>
      <text:p text:style-name="P13"/>
      <text:p text:style-name="P18">CRIMINAL. RHC. PRESCRIÇÃO EXECUTÓRIA. FUGA DO CONDENADO. CÁLCULO. ARTS. 112, II, E 113 DO CP. ACRÉSCIMO DA REINCIDÊNCIA. MAIS DE UMA CONDENAÇÃO. ORDEM DE EXECUÇÃO. PRESCRIÇÃO INOCORRENTE. RECURSO DESPROVIDO. I. Na hipótese de fuga do condenado <text:span text:style-name="T72">ou de revogação da liberdade condicional, a prescrição da pretensão executória é calculada pelo resto da pena a ser cumprida, contando-se do dia em que a execução da sentença é interrompida, nos termos do art. 113 e 112, inc. II, do Código Penal. (…) </text:span><text:span text:style-name="T73">III. Tratando-se de concurso material, as condenações não são somadas, mas, ao contrário, procede-se à execução das penas graves em 1º lugar. IV. Inocorre a prescrição se ainda não consumado o lapso prescricional da pretensão executória do restante da pena reclusiva, assim como da detentiva – que será executada após o cumprimento da mais grave, ficando com a execução suspensa nesse ínterim</text:span><text:span text:style-name="T72">. V. Recurso desprovido. (RHC 9.158/SP, Rel. Ministro GILSON DIPP, QUINTA TURMA, julgado em 16/12/1999, DJ 28/02/2000, p. 94)</text:span></text:p>
      <text:p text:style-name="P7"><text:span text:style-name="T30">De antemão, verifico que, </text:span><text:span text:style-name="T31">até a data da fuga, </text:span><text:span text:style-name="T32">o</text:span><text:span text:style-name="T31"> apenad</text:span><text:span text:style-name="T32">o</text:span><text:span text:style-name="T31"> cumpriu 0</text:span><text:span text:style-name="T32">8</text:span><text:span text:style-name="T31"> (</text:span><text:span text:style-name="T32">oito</text:span><text:span text:style-name="T31">) anos </text:span><text:span text:style-name="T32">e</text:span><text:span text:style-name="T31"> 0</text:span><text:span text:style-name="T32">6</text:span><text:span text:style-name="T31"> (</text:span><text:span text:style-name="T32">seis</text:span><text:span text:style-name="T31">) m</text:span><text:span text:style-name="T32">e</text:span><text:span text:style-name="T31">s</text:span><text:span text:style-name="T32">es</text:span><text:span text:style-name="T31"> da reprimenda. Assim,</text:span><text:span text:style-name="T30"> </text:span><text:span text:style-name="T33">a</text:span><text:span text:style-name="T32">s</text:span><text:span text:style-name="T33"> pena</text:span><text:span text:style-name="T32">s</text:span><text:span text:style-name="T33"> imposta</text:span><text:span text:style-name="T32">s</text:span><text:span text:style-name="T33"> no</text:span><text:span text:style-name="T32">s</text:span><text:span text:style-name="T33"> processo</text:span><text:span text:style-name="T32">s</text:span><text:span text:style-name="T30"> </text:span><text:span text:style-name="Emphasis"><text:span text:style-name="T6">nº 0013635-82.2001.8.20.0001</text:span></text:span><text:span text:style-name="T30">, de </text:span><text:span text:style-name="T34">01 (um) ano e 0</text:span><text:span text:style-name="T32">8</text:span><text:span text:style-name="T34"> (</text:span><text:span text:style-name="T32">oito</text:span><text:span text:style-name="T34">) m</text:span><text:span text:style-name="T32">eses</text:span><text:span text:style-name="T34"> de reclusão</text:span><text:span text:style-name="T30">, </text:span><text:span text:style-name="T32">nº </text:span><text:span text:style-name="Emphasis"><text:span text:style-name="T11">0002624-22.2002.8.20.000, </text:span></text:span><text:span text:style-name="Emphasis"><text:span text:style-name="T18">de 01 (um) ano e 06 (seis) meses de reclusão e nº </text:span></text:span><text:span text:style-name="Emphasis"><text:span text:style-name="T11">0000233-</text:span></text:span><text:soft-page-break/><text:span text:style-name="Emphasis"><text:span text:style-name="T11">91.2002.8.20.0002, </text:span></text:span><text:span text:style-name="Emphasis"><text:span text:style-name="T18">de 02 (dois) anos e 06 (seis) meses de reclusão</text:span></text:span><text:span text:style-name="T30"> </text:span><text:span text:style-name="T33">est</text:span><text:span text:style-name="T32">ão</text:span><text:span text:style-name="T33"> totalmente cumprida</text:span><text:span text:style-name="T32">s</text:span><text:span text:style-name="T30">.</text:span></text:p>
      <text:p text:style-name="P4">Desse modo, cumprida<text:span text:style-name="T53">s</text:span> a<text:span text:style-name="T53">s</text:span> pena<text:span text:style-name="T53">s</text:span> imposta<text:span text:style-name="T53">s</text:span>, é de se julgá-la<text:span text:style-name="T53">s</text:span> extinta<text:span text:style-name="T53">s</text:span>, cabendo a dispensa do pagamento das custas processuais se pobre o apenado.</text:p>
      <text:p text:style-name="P7"><text:span text:style-name="T30">Tendo sido verificada a extinção de punibilidade pelo cumprimento da</text:span><text:span text:style-name="T32">s</text:span><text:span text:style-name="T30"> pena</text:span><text:span text:style-name="T32">s</text:span><text:span text:style-name="T30"> </text:span><text:span text:style-name="T32">acima referenciadas</text:span><text:span text:style-name="T30">, passo à análise do processo nº </text:span><text:span text:style-name="Emphasis"><text:span text:style-name="T11">0000278-95.2002.8.20.0002</text:span></text:span><text:span text:style-name="T30">, </text:span><text:span text:style-name="T35">cuja</text:span><text:span text:style-name="T30"> pena </text:span><text:span text:style-name="T35">é</text:span><text:span text:style-name="T30"> de </text:span><text:span text:style-name="T34">0</text:span><text:span text:style-name="T32">4</text:span><text:span text:style-name="T34"> (</text:span><text:span text:style-name="T32">quatro</text:span><text:span text:style-name="T30">) </text:span><text:span text:style-name="T36">ano</text:span><text:span text:style-name="T32">s</text:span><text:span text:style-name="T36"> </text:span><text:span text:style-name="T32">de reclusão</text:span><text:span text:style-name="T30">.</text:span></text:p>
      <text:p text:style-name="P6">Anoto que o parâmetro utilizado para análise da prescrição da pretensão executória é a data em que <text:span text:style-name="T53">o</text:span> apenad<text:span text:style-name="T53">o</text:span> empreendeu fuga do estabelecimento prisional, no caso, <text:span text:style-name="T53">26/10/2010</text:span> (art. 112, II, CP).</text:p>
      <text:p text:style-name="P14">Sendo <text:span text:style-name="T53">o</text:span> apenad<text:span text:style-name="T53">o</text:span> reincidente e m<text:span text:style-name="T53">enor </text:span>de 21 anos à época do fato, cumpriu <text:span text:style-name="T74">02 (dois) anos e 10 (dez)</text:span> <text:span text:style-name="T53">meses</text:span> da pena imposta, resultando em uma pena remanescente de <text:span text:style-name="T53">01 (um) ano e 02 (dois) meses</text:span>; sendo, assim, reconhecida a prescrição executória com o decurso de <text:span text:style-name="T75">quatro anos</text:span> (art. 109, <text:span text:style-name="T76">VI</text:span> do CP). Na hipótese, contudo, tratando-se de acusado menor de 21 anos na data do fato, incide o disposto no art. 115 do CP: <text:span text:style-name="T75">“São reduzidos de metade os prazos de prescrição quando o criminoso era, ao tempo do crime, menor de 21 (vinte e um) anos, ou, na data da sentença, maior de 70 (setenta) anos”, resultando em um prazo de dois anos</text:span>.</text:p>
      <text:p text:style-name="P14">Entretanto, o referido prazo deve ser majorado em 1/3 (um terço), em virtude da reincidência do apenado, conforme disciplina o art. 110, "caput", do CP, totalizando, assim, <text:span text:style-name="T75">dois anos e oito meses, ultrapassados em 25/03/2013</text:span>.</text:p>
      <text:p text:style-name="P15"><text:span text:style-name="T37">Por conseguinte, quanto à </text:span><text:span text:style-name="T38">quinta</text:span><text:span text:style-name="T30"> condenação (</text:span><text:span text:style-name="Emphasis"><text:span text:style-name="T11">processo nº </text:span></text:span><text:span text:style-name="Emphasis"><text:span text:style-name="T16">0000198-32.2005.8.20.0001</text:span></text:span><text:span text:style-name="Emphasis"><text:span text:style-name="T11">), </text:span></text:span><text:span text:style-name="Emphasis"><text:span text:style-name="T17">o apenado era maior de 21 anos à época do fato delituoso,</text:span></text:span><text:span text:style-name="Emphasis"><text:span text:style-name="T11"> </text:span></text:span><text:span text:style-name="Emphasis"><text:span text:style-name="T19">tendo sido o seu</text:span></text:span><text:span text:style-name="Emphasis"><text:span text:style-name="T20"> cumprimento suspenso enq</text:span></text:span><text:span text:style-name="T40">uanto não consumado o lapso prescricional da pretensão executória </text:span><text:span text:style-name="T41">anterior</text:span><text:span text:style-name="T40">, </text:span><text:span text:style-name="T42">que se deu em </text:span><text:span text:style-name="T43">25/03/2013</text:span><text:span text:style-name="T42">, </text:span><text:span text:style-name="T40">entende-se que </text:span><text:span text:style-name="T42">esta data será </text:span><text:span text:style-name="T40">o parâmetro de cálculo. </text:span><text:span text:style-name="T42">Assim, </text:span><text:span text:style-name="T44">tendo sido imposta uma pena de </text:span><text:span text:style-name="T43">01 (um) ano, 01 (um) mês e 10 (dez) dias</text:span><text:span text:style-name="T44">, </text:span><text:span text:style-name="T42">incidirá a pretensão executória de </text:span><text:span text:style-name="T43">quatro</text:span><text:span text:style-name="T42"> anos (art. 109, </text:span><text:span text:style-name="T45">V</text:span><text:span text:style-name="T42">, do CP). </text:span><text:span text:style-name="T46">Entretanto, o referido prazo deve ser majorado em 1/3 (um terço), em virtude da reincidência d</text:span><text:span text:style-name="T47">a</text:span><text:span text:style-name="T46"> apenad</text:span><text:span text:style-name="T47">a</text:span><text:span text:style-name="T46">, conforme disciplina o art. 110, "caput", do CP, totalizando, assim, </text:span><text:span text:style-name="T44">um ínterim</text:span><text:span text:style-name="T46"> </text:span><text:span text:style-name="T43">cinco anos e quatro meses</text:span><text:span text:style-name="T46">, o qual irá transco</text:span><text:span text:style-name="T43">rreu em 24/07/2018</text:span><text:span text:style-name="T46">.</text:span></text:p>
      <text:p text:style-name="P15"><text:span text:style-name="T48">Consequentemente</text:span><text:span text:style-name="T41">, </text:span><text:span text:style-name="T48">relativamente à </text:span><text:span text:style-name="T43">sexta</text:span><text:span text:style-name="T46"> condenação (</text:span><text:span text:style-name="Emphasis"><text:span text:style-name="T21">processo nº </text:span></text:span><text:span text:style-name="Emphasis"><text:span text:style-name="T22">0024221-37.2008.8.20.0001</text:span></text:span><text:span text:style-name="Emphasis"><text:span text:style-name="T21">), </text:span></text:span><text:span text:style-name="Emphasis"><text:span text:style-name="T23">cuja pena teve seu</text:span></text:span><text:span text:style-name="Emphasis"><text:span text:style-name="T20"> cumprimento suspenso enquanto não consumado o lapso prescricional da pretensão executória </text:span></text:span><text:span text:style-name="Emphasis"><text:span text:style-name="T24">anterior</text:span></text:span><text:span text:style-name="Emphasis"><text:span text:style-name="T20">, </text:span></text:span><text:span text:style-name="Emphasis"><text:span text:style-name="T25">que se </text:span></text:span><text:span text:style-name="Emphasis"><text:span text:style-name="T23">d</text:span></text:span><text:span text:style-name="Emphasis"><text:span text:style-name="T26">eu</text:span></text:span><text:span text:style-name="Emphasis"><text:span text:style-name="T25"> em </text:span></text:span><text:span text:style-name="Emphasis"><text:span text:style-name="T26">24/07/2018</text:span></text:span><text:span text:style-name="Emphasis"><text:span text:style-name="T25">, esta data será </text:span></text:span><text:span text:style-name="Emphasis"><text:span text:style-name="T20">o parâmetro de cálculo. </text:span></text:span><text:span text:style-name="Emphasis"><text:span text:style-name="T25">Assim, </text:span></text:span><text:span text:style-name="Emphasis"><text:span text:style-name="T27">tendo sido imposta uma pena de </text:span></text:span><text:span text:style-name="Emphasis"><text:span text:style-name="T23">0</text:span></text:span><text:span text:style-name="Emphasis"><text:span text:style-name="T26">5</text:span></text:span><text:span text:style-name="Emphasis"><text:span text:style-name="T23"> (</text:span></text:span><text:span text:style-name="Emphasis"><text:span text:style-name="T26">cinco</text:span></text:span><text:span text:style-name="Emphasis"><text:span text:style-name="T23">) ano</text:span></text:span><text:span text:style-name="Emphasis"><text:span text:style-name="T26">s</text:span></text:span><text:span text:style-name="Emphasis"><text:span text:style-name="T27">, </text:span></text:span><text:span text:style-name="Emphasis"><text:span text:style-name="T25">incidirá a pretensão executória de </text:span></text:span><text:span text:style-name="Emphasis"><text:span text:style-name="T26">doze</text:span></text:span><text:span text:style-name="Emphasis"><text:span text:style-name="T25"> anos (art. 109, </text:span></text:span><text:span text:style-name="Emphasis"><text:span text:style-name="T26">III</text:span></text:span><text:span text:style-name="Emphasis"><text:span text:style-name="T25">, do CP). </text:span></text:span><text:span text:style-name="Emphasis"><text:span text:style-name="T28">Entretanto, o referido prazo deve ser majorado em 1/3 (um terço), em virtude da reincidência d</text:span></text:span><text:span text:style-name="Emphasis"><text:span text:style-name="T29">a</text:span></text:span><text:span text:style-name="Emphasis"><text:span text:style-name="T28"> apenad</text:span></text:span><text:span text:style-name="Emphasis"><text:span text:style-name="T29">a</text:span></text:span><text:span text:style-name="Emphasis"><text:span text:style-name="T28">, conforme disciplina o art. 110, "caput", do CP, totalizando, assim, </text:span></text:span><text:span text:style-name="Emphasis"><text:span text:style-name="T27">um ínterim</text:span></text:span><text:span text:style-name="Emphasis"><text:span text:style-name="T28"> </text:span></text:span><text:span text:style-name="Emphasis"><text:span text:style-name="T26">dezesseis</text:span></text:span><text:span text:style-name="Emphasis"><text:span text:style-name="T27"> </text:span></text:span><text:span text:style-name="Emphasis"><text:span text:style-name="T23">meses</text:span></text:span><text:span text:style-name="Emphasis"><text:span text:style-name="T28">, o qual irá transcorrer-se apenas em</text:span></text:span><text:span text:style-name="Emphasis"><text:span text:style-name="T23"> </text:span></text:span><text:span text:style-name="Emphasis"><text:span text:style-name="T26">23/07/2034</text:span></text:span><text:span text:style-name="Emphasis"><text:span text:style-name="T28">.</text:span></text:span></text:p>
      <text:p text:style-name="P17"><text:soft-page-break/><text:span text:style-name="T59">Isto posto, julgo extinta</text:span><text:span text:style-name="T60">s</text:span><text:span text:style-name="T59">, pelo cumprimento, a</text:span><text:span text:style-name="T60">s</text:span><text:span text:style-name="T59"> pena</text:span><text:span text:style-name="T60">s</text:span><text:span text:style-name="T59"> privativa</text:span><text:span text:style-name="T60">s</text:span><text:span text:style-name="T59"> de liberdade que se executava</text:span><text:span text:style-name="T60">m</text:span><text:span text:style-name="T59"> no</text:span><text:span text:style-name="T60">s</text:span><text:span text:style-name="T59"> processo</text:span><text:span text:style-name="T60">s</text:span><text:span text:style-name="T59"> nº </text:span><text:span text:style-name="Emphasis"><text:span text:style-name="T63">0013635-82.2001.8.20.0001</text:span></text:span><text:span text:style-name="Emphasis"><text:span text:style-name="T64">, de </text:span></text:span><text:span text:style-name="Emphasis"><text:span text:style-name="T65">01 (um) ano e 0</text:span></text:span><text:span text:style-name="Emphasis"><text:span text:style-name="T66">8</text:span></text:span><text:span text:style-name="Emphasis"><text:span text:style-name="T65"> (</text:span></text:span><text:span text:style-name="Emphasis"><text:span text:style-name="T66">oito</text:span></text:span><text:span text:style-name="Emphasis"><text:span text:style-name="T65">) m</text:span></text:span><text:span text:style-name="Emphasis"><text:span text:style-name="T66">eses</text:span></text:span><text:span text:style-name="Emphasis"><text:span text:style-name="T65"> de reclusão</text:span></text:span><text:span text:style-name="Emphasis"><text:span text:style-name="T64">, </text:span></text:span><text:span text:style-name="Emphasis"><text:span text:style-name="T66">nº </text:span></text:span><text:span text:style-name="Emphasis"><text:span text:style-name="T67">0002624-22.2002.8.20.000, </text:span></text:span><text:span text:style-name="Emphasis"><text:span text:style-name="T66">de 01 (um) ano e 06 (seis) meses de reclusão e nº </text:span></text:span><text:span text:style-name="Emphasis"><text:span text:style-name="T67">0000233-91.2002.8.20.0002 </text:span></text:span><text:span text:style-name="Emphasis"><text:span text:style-name="T68">e</text:span></text:span><text:span text:style-name="Emphasis"><text:span text:style-name="T67"> </text:span></text:span><text:span text:style-name="Emphasis"><text:span text:style-name="T66">de 02 (dois) anos e 06 (seis) meses de reclusão;</text:span></text:span><text:span text:style-name="T59"> declaro prescrita</text:span><text:span text:style-name="T60">s</text:span><text:span text:style-name="T59"> a</text:span><text:span text:style-name="T60">s</text:span><text:span text:style-name="T59"> pretens</text:span><text:span text:style-name="T60">ões</text:span><text:span text:style-name="T59"> executória</text:span><text:span text:style-name="T60">s</text:span><text:span text:style-name="T59"> da</text:span><text:span text:style-name="T60">s</text:span><text:span text:style-name="T59"> pena</text:span><text:span text:style-name="T60">s</text:span><text:span text:style-name="T59"> privativa</text:span><text:span text:style-name="T60">s</text:span><text:span text:style-name="T59"> de liberdade </text:span><text:span text:style-name="T61">quanto ao</text:span><text:span text:style-name="T60">s</text:span><text:span text:style-name="T61"> processo</text:span><text:span text:style-name="T60">s</text:span><text:span text:style-name="T61"> nº </text:span><text:span text:style-name="Emphasis"><text:span text:style-name="T67">0000278-95.2002.8.20.0002 </text:span></text:span><text:span text:style-name="Emphasis"><text:span text:style-name="T69">e nº </text:span></text:span><text:span text:style-name="Emphasis"><text:span text:style-name="T70">0000198-32.2005.8.20.0001</text:span></text:span><text:span text:style-name="T59">, o que faço com arrimo no art. 107, IV, 1ª parte, c/c arts. 109, V, 110 e 112, </text:span><text:span text:style-name="T61">II</text:span><text:span text:style-name="T59">, todos do Código Penal </text:span><text:span text:style-name="T62">e, p</text:span><text:span text:style-name="T39">or fim, </text:span><text:span text:style-name="T77">deixo de declarar a extinção da punibilidade pela prescrição executória quanto ao processo </text:span><text:span text:style-name="T78">nº </text:span><text:span text:style-name="Emphasis"><text:span text:style-name="T71">0024221-37.2008.8.20.0001</text:span></text:span><text:span text:style-name="T79">, </text:span><text:span text:style-name="T80">haja vista não ter transcorrido o prazo</text:span><text:span text:style-name="T78">.</text:span></text:p>
      <text:p text:style-name="P10"><text:span text:style-name="Emphasis"><text:span text:style-name="T2">P.R.I. </text:span></text:span><text:span text:style-name="Emphasis"><text:span text:style-name="T1">À Secretaria, para que providencie o arquivamento do</text:span></text:span><text:span text:style-name="Emphasis"><text:span text:style-name="T3">s</text:span></text:span><text:span text:style-name="Emphasis"><text:span text:style-name="T1"> processo</text:span></text:span><text:span text:style-name="Emphasis"><text:span text:style-name="T3">s</text:span></text:span><text:span text:style-name="Emphasis"><text:span text:style-name="T1"> </text:span></text:span><text:span text:style-name="Emphasis"><text:span text:style-name="T2">extinto</text:span></text:span><text:span text:style-name="Emphasis"><text:span text:style-name="T3">s</text:span></text:span><text:span text:style-name="Emphasis"><text:span text:style-name="T2"> pelo cumprimento e </text:span></text:span><text:span text:style-name="Emphasis"><text:span text:style-name="T3">pela prescrição da pretensão executória</text:span></text:span><text:span text:style-name="Emphasis"><text:span text:style-name="T2">, com "baixa" no SAJ e BNMP</text:span></text:span><text:span text:style-name="Emphasis"><text:span text:style-name="T1">; </text:span></text:span><text:span text:style-name="Emphasis"><text:span text:style-name="T3">e </text:span></text:span><text:span text:style-name="Emphasis"><text:span text:style-name="T1">expeça </text:span></text:span><text:span text:style-name="Emphasis"><text:span text:style-name="T4">mandado de prisão com validade atualizada</text:span></text:span><text:span text:style-name="Emphasis"><text:span text:style-name="T5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1:44:50.038000000</meta:creation-date>
    <dc:date>2019-11-12T11:46:24.505000000</dc:date>
    <meta:editing-duration>PT1M34S</meta:editing-duration>
    <meta:editing-cycles>1</meta:editing-cycles>
    <meta:document-statistic meta:table-count="0" meta:image-count="0" meta:object-count="0" meta:page-count="4" meta:paragraph-count="25" meta:word-count="1637" meta:character-count="10413" meta:non-whitespace-character-count="8796"/>
    <meta:generator>LibreOffice/6.0.3.2$Windows_X86_64 LibreOffice_project/8f48d515416608e3a835360314dac7e47fd0b821</meta:generator>
  </office:meta>
</office:document-meta>
</file>